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7">ПОВЕРКИ</text:span></text:p>
      <text:p text:style-name="P6"><text:span text:style-name="T21">дозиметра типа </text:span><text:span text:style-name="T10">ДКС</text:span><text:span text:style-name="T21">-</text:span><text:span text:style-name="T10">АТ3509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<text:span text:style-name="T26">МП. МН 742-2005</text:span></text:p>
      <text:p text:style-name="P32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41">—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3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_</text:span><text:span text:style-name="T7">3</text:span></text:p>
          </table:table-cell>
          <table:table-cell table:style-name="s1.B4" office:value-type="string">
            <text:p text:style-name="P25"><text:s text:c="2"/>##1-<text:span text:style-name="T1">dd_</text:span><text:span text:style-name="T7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7">3</text:span></text:p>
          </table:table-cell>
          <table:table-cell table:style-name="s1.B4" office:value-type="string">
            <text:p text:style-name="P18">##1-dose_<text:span text:style-name="T7">3</text:span></text:p>
          </table:table-cell>
          <table:table-cell table:style-name="s1.B4" office:value-type="string">
            <text:p text:style-name="P18">##1-d_res_<text:span text:style-name="T7">3</text:span></text:p>
          </table:table-cell>
          <table:table-cell table:style-name="s1.B4" office:value-type="string">
            <text:p text:style-name="P18">##1-o_pog_<text:span text:style-name="T7">3</text:span></text:p>
          </table:table-cell>
          <table:table-cell table:style-name="s1.B4" office:value-type="string">
            <text:p text:style-name="P18">##1-d_gran_<text:span text:style-name="T7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1:53.35</dc:date>
    <meta:editing-duration>P3DT7H26M34S</meta:editing-duration>
    <meta:editing-cycles>388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62"/>
  </office:meta>
</office:document-meta>
</file>